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5.7cm" table:align="margins" style:may-break-between-rows="true" table:border-model="collapsing"/>
    </style:style>
    <style:style style:name="Tabela1.A" style:family="table-column">
      <style:table-column-properties style:column-width="5.14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ffae6" officeooo:paragraph-rsid="001ffae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fae6" officeooo:paragraph-rsid="0024e3f5" style:font-weight-asian="bold" style:font-weight-complex="bold"/>
    </style:style>
    <style:style style:name="P3" style:family="paragraph" style:parent-style-name="Text_20_body">
      <style:text-properties fo:font-weight="bold" officeooo:rsid="00200636" officeooo:paragraph-rsid="00200636" style:font-weight-asian="bold" style:font-weight-complex="bold"/>
    </style:style>
    <style:style style:name="P4" style:family="paragraph" style:parent-style-name="Text_20_body">
      <style:text-properties fo:font-weight="bold" officeooo:rsid="00200636" officeooo:paragraph-rsid="00225cb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4e3f5" officeooo:paragraph-rsid="0024e3f5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4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636" officeooo:paragraph-rsid="002006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6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636" officeooo:paragraph-rsid="0024e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41b" officeooo:paragraph-rsid="00214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3f5" officeooo:paragraph-rsid="0024e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636" officeooo:paragraph-rsid="002006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092" officeooo:paragraph-rsid="00254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00636"/>
    </style:style>
    <style:style style:name="T2" style:family="text">
      <style:text-properties officeooo:rsid="00224a7a"/>
    </style:style>
    <style:style style:name="T3" style:family="text">
      <style:text-properties officeooo:rsid="0024e3f5"/>
    </style:style>
    <style:style style:name="T4" style:family="text">
      <style:text-properties officeooo:rsid="0021441b"/>
    </style:style>
    <style:style style:name="T5" style:family="text">
      <style:text-properties officeooo:rsid="00225cb8"/>
    </style:style>
    <style:style style:name="T6" style:family="text">
      <style:text-properties officeooo:rsid="00254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ANEJAMENTO ESTRATÉGICO DAS ATIVIDADES DA CEE/2024</text:p>
      <text:p text:style-name="P4">SECRETARIA MUNICIPAL DE SAÚDE DE CAÇADOR-SC</text:p>
      <table:table table:name="Tabela1" table:style-name="Tabela1" table:template-name="Default Style">
        <table:table-column table:style-name="Tabela1.A" table:number-columns-repeated="5"/>
        <table:table-row>
          <table:table-cell table:style-name="Tabela1.A1" office:value-type="string">
            <text:p text:style-name="P8">OBJETIVOS ESTRATÉGICOS</text:p>
            <text:p text:style-name="P6"/>
          </table:table-cell>
          <table:table-cell table:style-name="Tabela1.A1" office:value-type="string">
            <text:p text:style-name="P8">Estratégias</text:p>
          </table:table-cell>
          <table:table-cell table:style-name="Tabela1.A1" office:value-type="string">
            <text:p text:style-name="P8">Cronograma</text:p>
          </table:table-cell>
          <table:table-cell table:style-name="Tabela1.A1" office:value-type="string">
            <text:p text:style-name="P8">Percentual do total de funcionários atingidos pela atividade</text:p>
          </table:table-cell>
          <table:table-cell table:style-name="Tabela1.E1" office:value-type="string">
            <text:p text:style-name="P8">Avaliação</text:p>
          </table:table-cell>
        </table:table-row>
        <table:table-row>
          <table:table-cell table:style-name="Tabela1.A2" office:value-type="string">
            <text:p text:style-name="P8">Prevenção de eventos éticos</text:p>
            <text:p text:style-name="P8"/>
            <text:p text:style-name="P8"/>
            <text:p text:style-name="P8"/>
          </table:table-cell>
          <table:table-cell table:style-name="Tabela1.A2" office:value-type="string">
            <text:p text:style-name="P8">- Elaborar e distribuir material informativo;</text:p>
            <text:p text:style-name="P7">-Implantar/<text:span text:style-name="T2">OTIMIZAR </text:span>Programa de Notificação e Tratamento de Eventos Adversos na Enfermagem<text:span text:style-name="T3">( junto ao NPS)</text:span></text:p>
            <text:p text:style-name="P8"/>
          </table:table-cell>
          <table:table-cell table:style-name="Tabela1.A2" office:value-type="string">
            <text:p text:style-name="P8"/>
            <text:p text:style-name="P8"/>
            <text:p text:style-name="P8">Março a dezembro/2024</text:p>
          </table:table-cell>
          <table:table-cell table:style-name="Tabela1.A2" office:value-type="string">
            <text:p text:style-name="P8">100%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8">Promover atividades que visem o conhecimento e à interpretação do Código de ética dos profissionais de Enfermagem</text:p>
            <text:p text:style-name="P8"/>
          </table:table-cell>
          <table:table-cell table:style-name="Tabela1.A2" office:value-type="string">
            <text:p text:style-name="P8">- Seminário Semana da Enfermagem;</text:p>
            <text:p text:style-name="P8"/>
            <text:p text:style-name="P8">- Encontros/grupos para estudos</text:p>
            <text:p text:style-name="P8"/>
          </table:table-cell>
          <table:table-cell table:style-name="Tabela1.A2" office:value-type="string">
            <text:p text:style-name="P8">Maio/2024</text:p>
            <text:p text:style-name="P8"/>
            <text:p text:style-name="P8"/>
            <text:p text:style-name="P8">abril a dezembro/2024</text:p>
            <text:p text:style-name="P15">(mensal a definir)</text:p>
          </table:table-cell>
          <table:table-cell table:style-name="Tabela1.A2" office:value-type="string">
            <text:p text:style-name="P8">100%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8">Assessorar e orientar a Gerência de enfermagem, membros de equipe, clientes, familiares e demais interessados sobre questões éticas</text:p>
            <text:p text:style-name="P8"/>
          </table:table-cell>
          <table:table-cell table:style-name="Tabela1.A2" office:value-type="string">
            <text:p text:style-name="P6">- <text:span text:style-name="T1">Reunião com a gerência, coordenadores e R</text:span><text:span text:style-name="T2">t</text:span><text:span text:style-name="T1">s;</text:span></text:p>
            <text:p text:style-name="P6"/>
            <text:p text:style-name="P6">- <text:span text:style-name="T2">Nucleo </text:span><text:span text:style-name="T3">de </text:span><text:span text:style-name="T2">Seg</text:span><text:span text:style-name="T3">urança do</text:span><text:span text:style-name="T2"> <text:s/>Paciente-</text:span><text:span text:style-name="T3">NPS</text:span></text:p>
            <text:p text:style-name="P6"/>
            <text:p text:style-name="P6">- <text:span text:style-name="T3">Implantar</text:span><text:span text:style-name="T1"> espaço( fisico, online) para informações.</text:span></text:p>
            <text:p text:style-name="P6"/>
          </table:table-cell>
          <table:table-cell table:style-name="Tabela1.A2" office:value-type="string">
            <text:p text:style-name="P8">Fevereiro/2024</text:p>
            <text:p text:style-name="P8"/>
            <text:p text:style-name="P8"/>
            <text:p text:style-name="P8"/>
            <text:p text:style-name="P8"><text:span text:style-name="T6">março</text:span>/2024</text:p>
          </table:table-cell>
          <table:table-cell table:style-name="Tabela1.A2" office:value-type="string">
            <text:p text:style-name="P8">100%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8">Exercer atividades em locais de trabalho livre de riscos e danos e violência física e <text:soft-page-break/>psicológica à saúde do trabalhador, em respeito à dignidade humana e à proteção dos direitos dos profissionais de enfermagem</text:p>
          </table:table-cell>
          <table:table-cell table:style-name="Tabela1.A2" office:value-type="string">
            <text:p text:style-name="P8">- Encontros nos setores com espaço para escuta, discussão e orientações.</text:p>
          </table:table-cell>
          <table:table-cell table:style-name="Tabela1.A2" office:value-type="string">
            <text:p text:style-name="P8">Cronograma a definir</text:p>
          </table:table-cell>
          <table:table-cell table:style-name="Tabela1.A2" office:value-type="string">
            <text:p text:style-name="P13">100%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9">Verificar as condições oferecidas pela entidade para o desempenho profissional da categoria.</text:p>
          </table:table-cell>
          <table:table-cell table:style-name="Tabela1.A2" office:value-type="string">
            <text:p text:style-name="P6">- <text:span text:style-name="T1">Visitas às UBS e demais setores;</text:span></text:p>
            <text:p text:style-name="P6"/>
            <text:p text:style-name="P6"/>
          </table:table-cell>
          <table:table-cell table:style-name="Tabela1.A2" office:value-type="string">
            <text:p text:style-name="P8">Março a novembro/2024</text:p>
            <text:p text:style-name="P8"/>
            <text:p text:style-name="P8">Cronograma a definir</text:p>
          </table:table-cell>
          <table:table-cell table:style-name="Tabela1.A2" office:value-type="string">
            <text:p text:style-name="P8">100%</text:p>
          </table:table-cell>
          <table:table-cell table:style-name="Tabela1.E2" office:value-type="string">
            <text:p text:style-name="P6"/>
          </table:table-cell>
        </table:table-row>
        <table:table-row table:style-name="Tabela1.7">
          <table:table-cell table:style-name="Tabela1.A2" office:value-type="string">
            <text:p text:style-name="P10">Educação permanente aos membros da CEE com ênfase no Estudo do Código de ètica.</text:p>
            <text:p text:style-name="P10"><text:s/><text:span text:style-name="T3">D</text:span>iscussão de fatos/casos informados e ou observados, apresentação dos trabalhos e organização das atividades.</text:p>
            <text:p text:style-name="P8"/>
          </table:table-cell>
          <table:table-cell table:style-name="Tabela1.A2" office:value-type="string">
            <text:p text:style-name="P6">-<text:span text:style-name="T1">Encontro mensal</text:span></text:p>
            <text:p text:style-name="P6"/>
            <text:p text:style-name="P6"/>
            <text:p text:style-name="P6"/>
            <text:p text:style-name="P6">- <text:span text:style-name="T4">Grupo de estudos</text:span></text:p>
            <text:p text:style-name="P12"/>
            <text:p text:style-name="P12"/>
            <text:p text:style-name="P6"><text:span text:style-name="T4">- </text:span><text:span text:style-name="T5">Construção Regimento Interno da CEE</text:span></text:p>
          </table:table-cell>
          <table:table-cell table:style-name="Tabela1.A2" office:value-type="string">
            <text:p text:style-name="P8">Última quinta feira do mês/</text:p>
            <text:p text:style-name="P8">Fevereiro a dezembro/2024.</text:p>
            <text:p text:style-name="P8"/>
            <text:p text:style-name="P8"/>
            <text:p text:style-name="P8"/>
            <text:p text:style-name="P11">Conforme cronograma<text:span text:style-name="T2">( a definir)</text:span></text:p>
          </table:table-cell>
          <table:table-cell table:style-name="Tabela1.A2" office:value-type="string">
            <text:p text:style-name="P8">100%</text:p>
            <text:p text:style-name="P8"/>
            <text:p text:style-name="P8"/>
            <text:p text:style-name="P8"/>
            <text:p text:style-name="P8"/>
            <text:p text:style-name="P11">100%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3">Mediação/resolução de conflitos éticos;</text:p>
            <text:p text:style-name="P13">Aprimorar a comunicação profissionais/paciente/gestão</text:p>
            <text:p text:style-name="P10"/>
          </table:table-cell>
          <table:table-cell table:style-name="Tabela1.A2" office:value-type="string">
            <text:p text:style-name="P6">- <text:span text:style-name="T3">Análise dos fatos/oitiva dos envolvidos.</text:span></text:p>
            <text:p text:style-name="P6"/>
            <text:p text:style-name="P6">-<text:span text:style-name="T3">Abertura de canal de denuncia;</text:span></text:p>
          </table:table-cell>
          <table:table-cell table:style-name="Tabela1.A2" office:value-type="string">
            <text:p text:style-name="P8"/>
            <text:p text:style-name="P13">Março a dezembro</text:p>
          </table:table-cell>
          <table:table-cell table:style-name="Tabela1.A2" office:value-type="string">
            <text:p text:style-name="P8"/>
            <text:p text:style-name="P13"/>
          </table:table-cell>
          <table:table-cell table:style-name="Tabela1.E2" office:value-type="string">
            <text:p text:style-name="P6"/>
          </table:table-cell>
        </table:table-row>
      </table:table>
      <text:p text:style-name="P1"/>
      <text:p text:style-name="P5">Caçador, 25 de janeiro de 2024.</text:p>
      <text:p text:style-name="P2">Coordenadora da Comissão de Ética de Enfermagem da <text:span text:style-name="T3">Secretaria Municipal de Saúde de Caçador-SC.</text:span></text:p>
      <text:p text:style-name="P2">Planejamento aprovado na <text:span text:style-name="T3">1</text:span><text:span text:style-name="T6">ª</text:span>Reunião Ordinária da CEE, realizada no dia <text:span text:style-name="T3">25</text:span>_ de <text:span text:style-name="T3">janeiro de 2024.</text:span></text:p>
      <text:p text:style-name="P2"><text:span text:style-name="T3">E</text:span>ncaminhada a Gerência/Coordenação de Enfermagem em <text:span text:style-name="T3">26 </text:span>de <text:span text:style-name="T3">janeiro</text:span> de <text:span text:style-name="T3">2024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2T08:56:39.731000000</meta:creation-date>
    <dc:date>2024-01-30T12:39:38.122000000</dc:date>
    <meta:editing-duration>PT7H12M14S</meta:editing-duration>
    <meta:editing-cycles>8</meta:editing-cycles>
    <meta:generator>LibreOffice/7.4.1.2$Windows_X86_64 LibreOffice_project/3c58a8f3a960df8bc8fd77b461821e42c061c5f0</meta:generator>
    <meta:document-statistic meta:table-count="1" meta:image-count="0" meta:object-count="0" meta:page-count="2" meta:paragraph-count="54" meta:word-count="326" meta:character-count="2236" meta:non-whitespace-character-count="1962"/>
  </office:meta>
</office:document-meta>
</file>